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2dc" officeooo:paragraph-rsid="001b42dc"/>
    </style:style>
    <style:style style:name="P2" style:family="paragraph" style:parent-style-name="Standard">
      <style:text-properties officeooo:rsid="001c42c8" officeooo:paragraph-rsid="001c42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ção Numérica de Equações Diferenciais</text:p>
      <text:p text:style-name="P1"/>
      <text:p text:style-name="P1">- Método de Euler : 1ª Ordem, significa que se o passo escolhido é adequado Qc ≃ 2</text:p>
      <text:p text:style-name="P1"><text:s/><text:tab/><text:tab/><text:tab/>e’’ = s’’ - s’</text:p>
      <text:p text:style-name="P1">- Método de RK2: 2ª Ordem, “” Qc ≃ 4</text:p>
      <text:p text:style-name="P1"><text:tab/><text:tab/><text:tab/>e’’ = (s’’ – s’)/ 3</text:p>
      <text:p text:style-name="P1">- Método de RK4: 4ª Ordem, “” Qc ≃ 16</text:p>
      <text:p text:style-name="P1"><text:tab/><text:tab/><text:tab/>e’’ = (s’’-s’)/15</text:p>
      <text:p text:style-name="P1">Caso não se verifique a igualdade de Qc em caada um dos métodos é ncessário continuar a dividir o h e calcular de novo o Qc..</text:p>
      <text:p text:style-name="P1"/>
      <text:p text:style-name="P1"/>
      <text:p text:style-name="P1"/>
      <text:p text:style-name="P1">Sistema Ex:</text:p>
      <text:p text:style-name="P1"/>
      <text:p text:style-name="P1">y’ = zy + x → f(xn,yn,zn)</text:p>
      <text:p text:style-name="P1">z’ = zx + y → g(xn,yn,zn)</text:p>
      <text:p text:style-name="P1"/>
      <text:p text:style-name="P1">variável independente = x</text:p>
      <text:p text:style-name="P1">variável dependente = y e z</text:p>
      <text:p text:style-name="P1"/>
      <text:p text:style-name="P1">x0 = 0 ; y0 = 1; z0 = 1</text:p>
      <text:p text:style-name="P1"/>
      <text:p text:style-name="P1">intervalo de integração : x [0,0.5]</text:p>
      <text:p text:style-name="P1"/>
      <text:p text:style-name="P1">x(n+1) = xn + h</text:p>
      <text:p text:style-name="P1">y(n+1) = yn + h*f(xn,yn,zn)</text:p>
      <text:p text:style-name="P1">z(n+1) = zn + h*g(xn,yn,zn)</text:p>
      <text:p text:style-name="P1"/>
      <text:p text:style-name="P1">y’ e z’ : forma de representar as equações diferenciais</text:p>
      <text:p text:style-name="P1"/>
      <text:p text:style-name="P1">1→ Resolva o sistema de equações diferenciais por cada um dos métodos numéricos</text:p>
      <text:p text:style-name="P1">2 → Calcule o coeficiente de convergência.</text:p>
      <text:p text:style-name="P1">3 → Calcule o erro.</text:p>
      <text:p text:style-name="P1"/>
      <text:p text:style-name="P1"/>
      <text:p text:style-name="P2">Integração Numérica de equações diferenciais de ordem superior:</text:p>
      <text:p text:style-name="P2"/>
      <text:p text:style-name="P2">NÃO se pode aplicar diretamente!</text:p>
      <text:p text:style-name="P2"/>
      <text:p text:style-name="P2">dy²/dx² + 3*dy/dx + 2*y = x</text:p>
      <text:p text:style-name="P2"/>
      <text:p text:style-name="P2">1º Mudança de Variável:</text:p>
      <text:p text:style-name="P2"/>
      <text:p text:style-name="P2">dy/dx = z</text:p>
      <text:p text:style-name="P2"/>
      <text:p text:style-name="P2">2º Derivar em ordem a x:</text:p>
      <text:p text:style-name="P2"/>
      <text:p text:style-name="P2">d²y/dx² = dz/dx</text:p>
      <text:p text:style-name="P2"/>
      <text:p text:style-name="P2">3º Substituir na equação diferencial:</text:p>
      <text:p text:style-name="P2"/>
      <text:p text:style-name="P2"><text:soft-page-break/>dz/dx + 3*z + 2*y = x → dz/dx = x-3*z-2*y</text:p>
      <text:p text:style-name="P2"/>
      <text:p text:style-name="P2">4º Compôr o sistema</text:p>
      <text:p text:style-name="P2"/>
      <text:p text:style-name="P2">dy/dx = z</text:p>
      <text:p text:style-name="P2">dz/dx = x-3z-2y</text:p>
      <text:p text:style-name="P2"/>
      <text:p text:style-name="P2">y’ = z</text:p>
      <text:p text:style-name="P2">z’ = x – 3z - 2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4:42:12.213035576</meta:creation-date>
    <dc:date>2020-11-24T16:13:29.178797165</dc:date>
    <meta:editing-duration>PT20M56S</meta:editing-duration>
    <meta:editing-cycles>1</meta:editing-cycles>
    <meta:document-statistic meta:table-count="0" meta:image-count="0" meta:object-count="0" meta:page-count="2" meta:paragraph-count="36" meta:word-count="251" meta:character-count="1155" meta:non-whitespace-character-count="934"/>
    <meta:generator>LibreOffice/6.4.6.2$Linux_X86_64 LibreOffice_project/40$Build-2</meta:generator>
  </office:meta>
</office:document-meta>
</file>